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63cm"/>
    </style:style>
    <style:style style:name="co2" style:family="table-column">
      <style:table-column-properties fo:break-before="auto" style:column-width="23.46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0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Уточнение_20_по_20_требованиям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end" fo:margin-left="0cm"/>
    </style:style>
    <style:style style:name="ce12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Уточнение по требованиям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№</text:p>
          </table:table-cell>
          <table:table-cell office:value-type="string" calcext:value-type="string">
            <text:p>Описание</text:p>
          </table:table-cell>
          <table:table-cell table:number-columns-repeated="10"/>
          <table:table-cell table:style-name="ce12"/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Допустимое количество символов для email (минимальное и максимальное)?</text:p>
          </table:table-cell>
          <table:table-cell table:number-columns-repeated="10"/>
          <table:table-cell table:style-name="ce12"/>
          <table:table-cell table:number-columns-repeated="101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Допустимое количество символов для пароля (минимальное и максимальное)?</text:p>
          </table:table-cell>
          <table:table-cell table:number-columns-repeated="10"/>
          <table:table-cell table:style-name="ce12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Допустимое количество символов для имени пользователя (минимальное и максимальное)?</text:p>
          </table:table-cell>
          <table:table-cell table:number-columns-repeated="10"/>
          <table:table-cell table:style-name="ce12"/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Есть ли необходимость в сообщение об успешной регистрации?</text:p>
          </table:table-cell>
          <table:table-cell table:number-columns-repeated="10"/>
          <table:table-cell table:style-name="ce12"/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опустимые символы логина и пароля?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Должны ли быть отмечены обязательные поля символом * либо выделятся красной рамкой?</text:p>
          </table:table-cell>
          <table:table-cell table:number-columns-repeated="10"/>
          <table:table-cell table:style-name="ce30"/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0" office:value-type="string" calcext:value-type="string">
            <text:p>Есть ли необходимость в поле для подтверждении пароля?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Какой браузер основной для тестирования и есть ли необходимость в кроссбраузерном тестировании?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На какой регион рассчитана, локализация, часть сообщений на русском, часть на английском?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Есть ли необходимость в проверке на робота при регистрации нового пользователя \логине?</text:p>
          </table:table-cell>
          <table:table-cell table:number-columns-repeated="1022"/>
        </table:table-row>
        <table:table-row table:style-name="ro1" table:number-rows-repeated="5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9">
      <number:minutes number:style="long"/>
      <number:text>:</number:text>
      <number:seconds number:style="long"/>
    </number:time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9P2" style:volatile="true">
      <number:text> </number:text>
      <number:fill-character> </number:fill-character>
      <number:text>-р.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5P2" style:volatile="true">
      <number:text> </number:text>
      <number:fill-character> </number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time-style style:name="N143">
      <number:minutes number:style="long"/>
      <number:text>:</number:text>
      <number:seconds number:style="long" number:decimal-places="1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time-style style:name="N14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2P0" style:volatile="true">
      <number:number number:decimal-places="2" number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2P0"/>
    </number:number-style>
    <number:date-style style:name="N140">
      <number:month number:textual="true"/>
      <number:text>.</number:text>
      <number:year/>
    </number:date-style>
    <number:number-style style:name="N111P0" style:volatile="true">
      <number:number number:decimal-places="2" number:min-decimal-places="2" number:min-integer-digits="1" number:grouping="true"/>
      <number:text>р.</number:text>
    </number:number-style>
    <number:number-style style:name="N111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1P0"/>
    </number:number-style>
    <number:date-style style:name="N138">
      <number:day number:style="long"/>
      <number:text>.</number:text>
      <number:month number:textual="true"/>
      <number:text>.</number:text>
      <number:year/>
    </number:date-style>
    <number:number-style style:name="N109P0" style:volatile="true">
      <number:number number:decimal-places="0" number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9P0"/>
    </number:number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Уточнение_20_по_20_требованиям" style:display-name="PageStyle_Уточнение по требованиям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07:37:14</meta:creation-date>
    <meta:initial-creator>Смоки</meta:initial-creator>
    <dc:language>ru-RU</dc:language>
    <dc:date>2024-03-21T23:48:59.511974854</dc:date>
    <meta:editing-cycles>24</meta:editing-cycles>
    <meta:editing-duration>PT3H16M15S</meta:editing-duration>
    <meta:generator>LibreOffice/7.3.7.2$Linux_X86_64 LibreOffice_project/30$Build-2</meta:generator>
    <meta:document-statistic meta:table-count="1" meta:cell-count="22" meta:object-count="0"/>
    <meta:user-defined meta:name="AppVersion">15.0000</meta:user-defined>
  </office:meta>
</office:document-meta>
</file>